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" fo:font-size="12pt" officeooo:rsid="001b6fe7" officeooo:paragraph-rsid="001b6fe7" style:font-size-asian="12pt" style:font-size-complex="12pt"/>
    </style:style>
    <style:style style:name="P3" style:family="paragraph" style:parent-style-name="Table_20_Contents">
      <style:text-properties style:font-name="Arial" fo:font-size="12pt" officeooo:rsid="001db2a7" officeooo:paragraph-rsid="001db2a7" style:font-size-asian="12pt" style:font-size-complex="12pt"/>
    </style:style>
    <style:style style:name="P4" style:family="paragraph" style:parent-style-name="Table_20_Contents">
      <style:text-properties style:font-name="Arial" fo:font-size="12pt" officeooo:rsid="001db2a7" officeooo:paragraph-rsid="002191cb" style:font-size-asian="12pt" style:font-size-complex="12pt"/>
    </style:style>
    <style:style style:name="P5" style:family="paragraph" style:parent-style-name="Table_20_Contents">
      <style:text-properties style:font-name="Arial" fo:font-size="12pt" officeooo:rsid="00208a48" officeooo:paragraph-rsid="00208a48" style:font-size-asian="12pt" style:font-size-complex="12pt"/>
    </style:style>
    <style:style style:name="P6" style:family="paragraph" style:parent-style-name="Table_20_Contents">
      <style:text-properties style:font-name="Arial" fo:font-size="12pt" officeooo:rsid="0021405c" style:font-size-asian="12pt" style:font-size-complex="12pt"/>
    </style:style>
    <style:style style:name="P7" style:family="paragraph" style:parent-style-name="Table_20_Contents">
      <style:text-properties style:font-name="Arial" fo:font-size="12pt" officeooo:rsid="0021405c" officeooo:paragraph-rsid="0021405c" style:font-size-asian="12pt" style:font-size-complex="12pt"/>
    </style:style>
    <style:style style:name="P8" style:family="paragraph" style:parent-style-name="Table_20_Contents">
      <style:text-properties style:font-name="Arial" fo:font-size="12pt" officeooo:rsid="002191cb" officeooo:paragraph-rsid="002191cb" style:font-size-asian="12pt" style:font-size-complex="12pt"/>
    </style:style>
    <style:style style:name="P9" style:family="paragraph" style:parent-style-name="Standard">
      <style:text-properties fo:color="#000000" loext:opacity="100%" style:font-name="Arial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Arial" fo:font-size="12pt" officeooo:rsid="002191cb" officeooo:paragraph-rsid="002191cb" style:font-size-asian="12pt" style:font-size-complex="12pt"/>
    </style:style>
    <style:style style:name="P11" style:family="paragraph" style:parent-style-name="Table_20_Contents">
      <style:text-properties style:font-name="Arial" fo:font-size="12pt" officeooo:rsid="001db2a7" officeooo:paragraph-rsid="002191cb" style:font-size-asian="12pt" style:font-size-complex="12pt"/>
    </style:style>
    <style:style style:name="P12" style:family="paragraph" style:parent-style-name="Table_20_Contents">
      <style:text-properties style:font-name="Arial" fo:font-size="12pt" officeooo:rsid="001db2a7" officeooo:paragraph-rsid="0022ae8a" style:font-size-asian="12pt" style:font-size-complex="12pt"/>
    </style:style>
    <style:style style:name="P13" style:family="paragraph" style:parent-style-name="Table_20_Contents">
      <style:text-properties style:font-name="Arial" fo:font-size="12pt" officeooo:rsid="0022ae8a" officeooo:paragraph-rsid="0022ae8a" style:font-size-asian="12pt" style:font-size-complex="12pt"/>
    </style:style>
    <style:style style:name="P14" style:family="paragraph" style:parent-style-name="Table_20_Contents" style:list-style-name="L1">
      <style:text-properties style:font-name="Arial" fo:font-size="12pt" officeooo:rsid="0022ae8a" officeooo:paragraph-rsid="0022ae8a" style:font-size-asian="12pt" style:font-size-complex="12pt"/>
    </style:style>
    <style:style style:name="P15" style:family="paragraph" style:parent-style-name="Table_20_Contents" style:list-style-name="L2">
      <style:text-properties style:font-name="Arial" fo:font-size="12pt" officeooo:rsid="0022ae8a" officeooo:paragraph-rsid="0022ae8a" style:font-size-asian="12pt" style:font-size-complex="12pt"/>
    </style:style>
    <style:style style:name="P16" style:family="paragraph" style:parent-style-name="Table_20_Contents" style:list-style-name="L3">
      <style:text-properties style:font-name="Arial" fo:font-size="12pt" officeooo:rsid="0022ae8a" officeooo:paragraph-rsid="0022ae8a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style:font-name="Arial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db2a7"/>
    </style:style>
    <style:style style:name="T4" style:family="text">
      <style:text-properties officeooo:rsid="00208a48"/>
    </style:style>
    <style:style style:name="T5" style:family="text">
      <style:text-properties officeooo:rsid="002191cb"/>
    </style:style>
    <style:style style:name="T6" style:family="text">
      <style:text-properties officeooo:rsid="0022ae8a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8pt" style:font-size-asian="18pt" style:font-size-complex="18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18" svg:width="13.625cm" svg:height="2.426cm" svg:x="-1.242cm" svg:y="-3.694cm"><draw:text-box><text:p><text:span text:style-name="T8">Engineer-Trio</text:span></text:p><text:p><text:span text:style-name="T8">Protokoll</text:span></text:p><text:p><text:span text:style-name="T8">Interne Besprechung 4</text:span></text:p></draw:text-box></draw:frame>Datum: <text:span text:style-name="T4">14</text:span><text:span text:style-name="T3">.0</text:span><text:span text:style-name="T4">5</text:span><text:span text:style-name="T3">.2022</text:span></text:p>
      <text:p text:style-name="P1">Uhrzeit: <text:span text:style-name="T3">1</text:span><text:span text:style-name="T4">4</text:span><text:span text:style-name="T3">:00 – </text:span><text:span text:style-name="T5">14:45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9">Daniel Drescher (Scrum Master), Taylan Özdabak (Teammitglied), Serhat Güler (Teammitglied)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2662191991248">
          <table:table-cell table:style-name="Table1.A4" office:value-type="string">
            <text:p text:style-name="P5">14:00</text:p>
          </table:table-cell>
          <table:table-cell table:style-name="Table1.B4" office:value-type="string">
            <text:p text:style-name="P5">Daniel erklärt den Aufabu des Prototypen und die Code Struktur </text:p>
          </table:table-cell>
          <table:table-cell table:style-name="Table1.C2" office:value-type="string">
            <text:p text:style-name="P3">D.D, T.Ö, S.G</text:p>
          </table:table-cell>
        </table:table-row>
        <table:table-row table:style-name="TableLine2662191994128">
          <table:table-cell table:style-name="Table1.A4" office:value-type="string">
            <text:p text:style-name="P5">14:20</text:p>
          </table:table-cell>
          <table:table-cell table:style-name="Table1.B4" office:value-type="string">
            <text:p text:style-name="P5">Projektcode auf Github hochgeladen</text:p>
          </table:table-cell>
          <table:table-cell table:style-name="Table1.C3" office:value-type="string">
            <text:p text:style-name="P4">D.D, T.Ö, S.G</text:p>
          </table:table-cell>
        </table:table-row>
        <table:table-row table:style-name="TableLine2662191998160">
          <table:table-cell table:style-name="Table1.A4" office:value-type="string">
            <text:p text:style-name="P7">14:25</text:p>
          </table:table-cell>
          <table:table-cell table:style-name="Table1.B4" office:value-type="string">
            <text:p text:style-name="P6">Datenbankmodell besprochen</text:p>
            <text:p text:style-name="P6"/>
            <text:p text:style-name="P6">- finished_lessons<text:line-break/>- user attribute (isAdmin)</text:p>
            <text:p text:style-name="P6">- lesson attribute (nextLesson)</text:p>
          </table:table-cell>
          <table:table-cell table:style-name="Table1.C4" office:value-type="string">
            <text:p text:style-name="P4">D.D, T.Ö, S.G</text:p>
          </table:table-cell>
        </table:table-row>
        <table:table-row table:style-name="TableLine2662191996144">
          <table:table-cell table:style-name="Table1.A5" office:value-type="string">
            <text:p text:style-name="P6">14:30</text:p>
          </table:table-cell>
          <table:table-cell table:style-name="Table1.B5" office:value-type="string">
            <text:p text:style-name="P7">Tickbox für Lessons, damit Admin mehrere Lessons gleichzeitig ändern, kopieren, bewegen oder löschen kann</text:p>
          </table:table-cell>
          <table:table-cell table:style-name="Table1.C5" office:value-type="string">
            <text:p text:style-name="P4">D.D, T.Ö, S.G</text:p>
          </table:table-cell>
        </table:table-row>
        <table:table-row table:style-name="TableLine2662191992688">
          <table:table-cell table:style-name="Table1.A6" office:value-type="string">
            <text:p text:style-name="P8">14:4<text:span text:style-name="T6">0</text:span></text:p>
          </table:table-cell>
          <table:table-cell table:style-name="Table1.B6" office:value-type="string">
            <text:p text:style-name="P8">To-Do Liste erstellt</text:p>
          </table:table-cell>
          <table:table-cell table:style-name="Table1.C6" office:value-type="string">
            <text:p text:style-name="P4">D.D, T.Ö, S.G</text:p>
          </table:table-cell>
        </table:table-row>
        <table:table-row table:style-name="TableLine2662191992688">
          <table:table-cell table:style-name="Table1.A7" office:value-type="string">
            <text:p text:style-name="P13">14:45</text:p>
          </table:table-cell>
          <table:table-cell table:style-name="Table1.B7" office:value-type="string">
            <text:p text:style-name="P13">Aufgabeneinteilung bis 18.05.22:</text:p>
            <text:p text:style-name="P13"/>
            <text:p text:style-name="P13">Taylan:</text:p>
            <text:list xml:id="list3590843565" text:style-name="L1">
              <text:list-item>
                <text:p text:style-name="P14">Design vom Front-End verbessern (Button farben)</text:p>
              </text:list-item>
              <text:list-item>
                <text:p text:style-name="P14">userPage und userIcon</text:p>
              </text:list-item>
            </text:list>
            <text:p text:style-name="P13"/>
            <text:p text:style-name="P13">Serhat:</text:p>
            <text:list xml:id="list85848667" text:style-name="L2">
              <text:list-item>
                <text:p text:style-name="P15">User-Login</text:p>
              </text:list-item>
            </text:list>
            <text:p text:style-name="P13"/>
            <text:p text:style-name="P13">Daniel:</text:p>
            <text:list xml:id="list612067913" text:style-name="L3">
              <text:list-item>
                <text:p text:style-name="P16">Kursabruf vom Server</text:p>
              </text:list-item>
              <text:list-item>
                <text:p text:style-name="P16">Controller</text:p>
              </text:list-item>
            </text:list>
          </table:table-cell>
          <table:table-cell table:style-name="Table1.C7" office:value-type="string">
            <text:p text:style-name="P12">D.D, T.Ö, S.G</text:p>
          </table:table-cell>
        </table:table-row>
      </table:table>
      <text:p text:style-name="P9"><draw:frame text:anchor-type="paragraph" draw:z-index="1" draw:name="Text Frame 2" draw:style-name="gr1" draw:text-style-name="P17" svg:width="3.379cm" svg:height="1.255cm" svg:x="14.6cm" svg:y="12.39cm"><draw:text-box><text:p><text:span text:style-name="T7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5-14T14:52:27.775000000</dc:date>
    <meta:editing-duration>PT13M2S</meta:editing-duration>
    <meta:editing-cycles>5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36" meta:word-count="114" meta:character-count="790" meta:non-whitespace-character-count="715"/>
  </office:meta>
</office:document-meta>
</file>